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0000000F02AE18B33C3D354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aktoria" svg:font-family="Anaktor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9cm" draw:marker-end-width="0.359cm" draw:fill-color="#ffcc99" draw:textarea-horizontal-align="justify" draw:textarea-vertical-align="middle" draw:auto-grow-height="false" fo:min-height="6.375cm" fo:min-width="4.601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draw:marker-start-width="0.359cm" draw:marker-end-width="0.359cm" draw:fill-color="#ffffcc" draw:textarea-horizontal-align="justify" draw:textarea-vertical-align="middle" draw:auto-grow-height="false" fo:min-height="6.481cm" fo:min-width="4.707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cc99"/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style:paragraph-properties fo:text-align="center"/>
      <style:text-properties style:font-name="Anaktoria" fo:font-size="28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Anaktoria" fo:font-size="28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T1" style:family="text">
      <style:text-properties style:font-name="Anaktoria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4.825cm" svg:height="7.746cm" svg:x="2.778cm" svg:y="1.889cm" svg:viewBox="0 0 4826 7747" draw:points="0,7747 0,1016 4826,0 4826,6731">
          <text:p/>
        </draw:polygon>
        <draw:custom-shape draw:style-name="gr2" draw:text-style-name="P2" draw:layer="layout" svg:width="5.207cm" svg:height="6.731cm" svg:x="2.778cm" svg:y="2.90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699cm" svg:height="2.757cm" svg:x="3.032cm" svg:y="3.159cm">
          <draw:text-box>
            <text:p text:style-name="P3"><text:span text:style-name="T1">We'll </text:span><text:span text:style-name="T1">Miss </text:span><text:span text:style-name="T1">You!</text:span></text:p>
          </draw:text-box>
        </draw:frame>
        <draw:frame draw:style-name="gr4" draw:text-style-name="P5" draw:layer="layout" svg:width="3.683cm" svg:height="3.683cm" svg:x="3.286cm" svg:y="5.699cm">
          <draw:image xlink:href="Pictures/10000201000000F0000000F02AE18B33C3D354B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aktoria" svg:font-family="Anaktor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rles Tilford</meta:initial-creator>
    <meta:creation-date>2019-01-11T11:07:51.585741607</meta:creation-date>
    <dc:date>2019-01-11T11:14:57.544565839</dc:date>
    <dc:creator>Charles Tilford</dc:creator>
    <meta:editing-duration>PT1M43S</meta:editing-duration>
    <meta:editing-cycles>1</meta:editing-cycles>
    <meta:document-statistic meta:object-count="4"/>
    <meta:generator>LibreOffice/6.1.4.2$Linux_X86_64 LibreOffice_project/10$Build-2</meta:generator>
  </office:meta>
</office:document-meta>
</file>